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2pt" style:font-size-asian="12pt" style:font-size-complex="12pt"/>
    </style:style>
    <style:style style:name="P2" style:family="paragraph" style:parent-style-name="Standard">
      <style:text-properties style:font-name="Liberation Serif'" fo:font-size="12pt" officeooo:rsid="000d0568" officeooo:paragraph-rsid="000d0568" style:font-size-asian="12pt" style:font-size-complex="12pt"/>
    </style:style>
    <style:style style:name="P3" style:family="paragraph" style:parent-style-name="Standard">
      <style:text-properties style:font-name="Liberation Serif'" fo:font-size="12pt" officeooo:rsid="000d0568" officeooo:paragraph-rsid="000ebd33" style:font-size-asian="12pt" style:font-size-complex="12pt"/>
    </style:style>
    <style:style style:name="P4" style:family="paragraph" style:parent-style-name="Standard">
      <style:text-properties style:font-name="Liberation Serif'" fo:font-size="12pt" officeooo:rsid="000d0568" officeooo:paragraph-rsid="000ecd51" style:font-size-asian="12pt" style:font-size-complex="12pt"/>
    </style:style>
    <style:style style:name="P5" style:family="paragraph" style:parent-style-name="Standard">
      <style:text-properties style:font-name="Liberation Serif'" fo:font-size="12pt" officeooo:rsid="000d0568" officeooo:paragraph-rsid="0018959a" style:font-size-asian="12pt" style:font-size-complex="12pt"/>
    </style:style>
    <style:style style:name="P6" style:family="paragraph" style:parent-style-name="Standard">
      <style:text-properties style:font-name="Liberation Serif'" fo:font-size="12pt" officeooo:rsid="000ecd51" officeooo:paragraph-rsid="000ecd51" style:font-size-asian="12pt" style:font-size-complex="12pt"/>
    </style:style>
    <style:style style:name="P7" style:family="paragraph" style:parent-style-name="Standard">
      <style:text-properties style:font-name="Liberation Serif'" fo:font-size="12pt" officeooo:rsid="0010a270" officeooo:paragraph-rsid="0010a270" style:font-size-asian="12pt" style:font-size-complex="12pt"/>
    </style:style>
    <style:style style:name="P8" style:family="paragraph" style:parent-style-name="Standard">
      <style:text-properties style:font-name="Liberation Serif'" fo:font-size="12pt" officeooo:rsid="0010a270" officeooo:paragraph-rsid="00140378" style:font-size-asian="12pt" style:font-size-complex="12pt"/>
    </style:style>
    <style:style style:name="P9" style:family="paragraph" style:parent-style-name="Standard">
      <style:text-properties style:font-name="Liberation Serif'" fo:font-size="12pt" officeooo:rsid="0018959a" officeooo:paragraph-rsid="0018959a" style:font-size-asian="12pt" style:font-size-complex="12pt"/>
    </style:style>
    <style:style style:name="P10" style:family="paragraph" style:parent-style-name="Standard">
      <style:text-properties style:font-name="Liberation Serif'" fo:font-size="12pt" style:text-underline-style="solid" style:text-underline-width="auto" style:text-underline-color="font-color" fo:font-weight="bold" officeooo:rsid="00163073" officeooo:paragraph-rsid="00163073" style:font-size-asian="12pt" style:font-weight-asian="bold" style:font-size-complex="12pt" style:font-weight-complex="bold"/>
    </style:style>
    <style:style style:name="P11" style:family="paragraph" style:parent-style-name="Standard">
      <style:text-properties officeooo:paragraph-rsid="0010a270"/>
    </style:style>
    <style:style style:name="P12" style:family="paragraph" style:parent-style-name="Standard">
      <style:text-properties style:font-name="Liberation Serif'" fo:font-size="12pt" officeooo:rsid="000ebd33" officeooo:paragraph-rsid="000ebd33" style:font-size-asian="12pt" style:font-size-complex="12pt"/>
    </style:style>
    <style:style style:name="P13" style:family="paragraph" style:parent-style-name="Standard" style:list-style-name="L1">
      <style:text-properties style:font-name="Liberation Serif'" fo:font-size="12pt" officeooo:rsid="000ebd33" officeooo:paragraph-rsid="000ebd33" style:font-size-asian="12pt" style:font-size-complex="12pt"/>
    </style:style>
    <style:style style:name="P14" style:family="paragraph" style:parent-style-name="Standard" style:list-style-name="L1">
      <style:text-properties style:font-name="Liberation Serif'" fo:font-size="12pt" officeooo:rsid="000ecd51" officeooo:paragraph-rsid="000ecd51" style:font-size-asian="12pt" style:font-size-complex="12pt"/>
    </style:style>
    <style:style style:name="P15" style:family="paragraph" style:parent-style-name="Standard">
      <style:text-properties style:font-name="Liberation Serif'" fo:font-size="12pt" officeooo:rsid="000ecd51" officeooo:paragraph-rsid="000ecd51" style:font-size-asian="12pt" style:font-size-complex="12pt"/>
    </style:style>
    <style:style style:name="P16" style:family="paragraph" style:parent-style-name="Standard">
      <style:text-properties style:font-name="Liberation Serif'" fo:font-size="12pt" officeooo:rsid="00163073" officeooo:paragraph-rsid="00163073" style:font-size-asian="12pt" style:font-size-complex="12pt"/>
    </style:style>
    <style:style style:name="P17" style:family="paragraph" style:parent-style-name="Standard">
      <style:text-properties style:font-name="Liberation Serif'" fo:font-size="12pt" officeooo:rsid="000d0568" officeooo:paragraph-rsid="0019b444" style:font-size-asian="12pt" style:font-size-complex="12pt"/>
    </style:style>
    <style:style style:name="P18" style:family="paragraph" style:parent-style-name="Standard">
      <style:text-properties style:font-name="Liberation Serif'" fo:font-size="12pt" officeooo:rsid="000d0568" officeooo:paragraph-rsid="000d0568" style:font-size-asian="12pt" style:font-size-complex="12pt"/>
    </style:style>
    <style:style style:name="P19" style:family="paragraph" style:parent-style-name="Standard">
      <style:text-properties style:font-name="Liberation Serif'" fo:font-size="12pt" officeooo:rsid="00219ce8" officeooo:paragraph-rsid="00219ce8" style:font-size-asian="12pt" style:font-size-complex="12pt"/>
    </style:style>
    <style:style style:name="P20" style:family="paragraph" style:parent-style-name="Standard">
      <style:text-properties style:font-name="Liberation Serif'" fo:font-size="12pt" fo:font-weight="bold" officeooo:rsid="001aadbb" officeooo:paragraph-rsid="001aadbb" style:font-size-asian="12pt" style:font-weight-asian="bold" style:font-size-complex="12pt" style:font-weight-complex="bold"/>
    </style:style>
    <style:style style:name="P21" style:family="paragraph" style:parent-style-name="Standard">
      <style:text-properties style:font-name="Liberation Serif'" fo:font-size="12pt" fo:font-weight="bold" officeooo:rsid="001aadbb" officeooo:paragraph-rsid="001ba827" style:font-size-asian="12pt" style:font-weight-asian="bold" style:font-size-complex="12pt" style:font-weight-complex="bold"/>
    </style:style>
    <style:style style:name="P22" style:family="paragraph" style:parent-style-name="Standard">
      <style:text-properties style:font-name="Liberation Serif'" fo:font-size="12pt" fo:font-weight="normal" officeooo:rsid="000d0568" officeooo:paragraph-rsid="0019b444" style:font-size-asian="12pt" style:font-weight-asian="normal" style:font-size-complex="12pt" style:font-weight-complex="normal"/>
    </style:style>
    <style:style style:name="P23" style:family="paragraph" style:parent-style-name="Standard">
      <style:text-properties style:font-name="Liberation Serif'" fo:font-size="12pt" fo:font-weight="normal" officeooo:rsid="000d0568" officeooo:paragraph-rsid="000d0568" style:font-size-asian="12pt" style:font-weight-asian="normal" style:font-size-complex="12pt" style:font-weight-complex="normal"/>
    </style:style>
    <style:style style:name="P24" style:family="paragraph" style:parent-style-name="Standard">
      <style:text-properties style:font-name="Liberation Serif'" fo:font-size="12pt" fo:font-weight="normal" officeooo:rsid="001aadbb" officeooo:paragraph-rsid="001aadbb" style:font-size-asian="12pt" style:font-weight-asian="normal" style:font-size-complex="12pt" style:font-weight-complex="normal"/>
    </style:style>
    <style:style style:name="P25" style:family="paragraph" style:parent-style-name="Standard">
      <style:text-properties style:font-name="Liberation Serif'" fo:font-size="12pt" fo:font-weight="normal" officeooo:rsid="001ef03f" officeooo:paragraph-rsid="001ef03f" style:font-size-asian="12pt" style:font-weight-asian="normal" style:font-size-complex="12pt" style:font-weight-complex="normal"/>
    </style:style>
    <style:style style:name="P26" style:family="paragraph" style:parent-style-name="Standard">
      <style:text-properties officeooo:paragraph-rsid="001aadbb"/>
    </style:style>
    <style:style style:name="P27" style:family="paragraph" style:parent-style-name="Standard" style:list-style-name="L5">
      <style:text-properties officeooo:paragraph-rsid="001ba827"/>
    </style:style>
    <style:style style:name="P28" style:family="paragraph" style:parent-style-name="Standard" style:list-style-name="L5">
      <style:text-properties officeooo:rsid="001ba827" officeooo:paragraph-rsid="001ba827"/>
    </style:style>
    <style:style style:name="P29" style:family="paragraph" style:parent-style-name="Standard" style:list-style-name="L6">
      <style:text-properties officeooo:paragraph-rsid="001aadbb"/>
    </style:style>
    <style:style style:name="P30" style:family="paragraph" style:parent-style-name="Standard">
      <style:text-properties officeooo:paragraph-rsid="00219ce8"/>
    </style:style>
    <style:style style:name="P31" style:family="paragraph" style:parent-style-name="Standard">
      <style:text-properties officeooo:paragraph-rsid="002415df"/>
    </style:style>
    <style:style style:name="P32" style:family="paragraph" style:parent-style-name="Standard">
      <style:text-properties officeooo:rsid="0026e62d" officeooo:paragraph-rsid="0026e62d"/>
    </style:style>
    <style:style style:name="P33" style:family="paragraph" style:parent-style-name="Standard">
      <style:text-properties style:text-underline-style="solid" style:text-underline-width="auto" style:text-underline-color="font-color" fo:font-weight="bold" officeooo:rsid="0026e62d" officeooo:paragraph-rsid="0026e62d" style:font-weight-asian="bold" style:font-weight-complex="bold"/>
    </style:style>
    <style:style style:name="P34" style:family="paragraph" style:parent-style-name="Text_20_body" style:list-style-name="L3"/>
    <style:style style:name="P35" style:family="paragraph" style:parent-style-name="Text_20_body" style:list-style-name="L4">
      <style:text-properties officeooo:paragraph-rsid="001aadbb"/>
    </style:style>
    <style:style style:name="P36" style:family="paragraph" style:parent-style-name="Text_20_body" style:list-style-name="L10"/>
    <style:style style:name="P37" style:family="paragraph" style:parent-style-name="Text_20_body" style:list-style-name="L10">
      <style:paragraph-properties fo:margin-top="0cm" fo:margin-bottom="0cm" loext:contextual-spacing="false"/>
    </style:style>
    <style:style style:name="T1" style:family="text">
      <style:text-properties officeooo:rsid="00140378"/>
    </style:style>
    <style:style style:name="T2" style:family="text">
      <style:text-properties style:font-name="Liberation Serif'" fo:font-size="12pt" officeooo:rsid="0010a270" style:font-size-asian="12pt" style:font-size-complex="12pt"/>
    </style:style>
    <style:style style:name="T3" style:family="text">
      <style:text-properties style:font-name="Liberation Serif'" fo:font-size="12pt" officeooo:rsid="00127736" style:font-size-asian="12pt" style:font-size-complex="12pt"/>
    </style:style>
    <style:style style:name="T4" style:family="text">
      <style:text-properties style:font-name="Liberation Serif'" fo:font-size="12pt" officeooo:rsid="00140378" style:font-size-asian="12pt" style:font-size-complex="12pt"/>
    </style:style>
    <style:style style:name="T5" style:family="text">
      <style:text-properties style:font-name="Liberation Serif'" fo:font-size="12pt" fo:font-weight="bold" officeooo:rsid="0019b444" style:font-size-asian="12pt" style:font-weight-asian="bold" style:font-size-complex="12pt" style:font-weight-complex="bold"/>
    </style:style>
    <style:style style:name="T6" style:family="text">
      <style:text-properties style:font-name="Liberation Serif'" fo:font-size="12pt" fo:font-weight="bold" officeooo:rsid="00219ce8" style:font-size-asian="12pt" style:font-weight-asian="bold" style:font-size-complex="12pt" style:font-weight-complex="bold"/>
    </style:style>
    <style:style style:name="T7" style:family="text">
      <style:text-properties style:font-name="Liberation Serif'" fo:font-size="12pt" fo:font-weight="bold" officeooo:rsid="002242e3" style:font-size-asian="12pt" style:font-weight-asian="bold" style:font-size-complex="12pt" style:font-weight-complex="bold"/>
    </style:style>
    <style:style style:name="T8" style:family="text">
      <style:text-properties style:font-name="Liberation Serif'" fo:font-size="12pt" fo:font-weight="normal" style:font-size-asian="12pt" style:font-weight-asian="normal" style:font-size-complex="12pt" style:font-weight-complex="normal"/>
    </style:style>
    <style:style style:name="T9" style:family="text">
      <style:text-properties style:font-name="Liberation Serif'" fo:font-size="12pt" fo:font-weight="normal" officeooo:rsid="0019b444" style:font-size-asian="12pt" style:font-weight-asian="normal" style:font-size-complex="12pt" style:font-weight-complex="normal"/>
    </style:style>
    <style:style style:name="T10" style:family="text">
      <style:text-properties style:font-name="Liberation Serif'" fo:font-size="12pt" fo:font-weight="normal" officeooo:rsid="001aadbb" style:font-size-asian="12pt" style:font-weight-asian="normal" style:font-size-complex="12pt" style:font-weight-complex="normal"/>
    </style:style>
    <style:style style:name="T11" style:family="text">
      <style:text-properties style:font-name="Liberation Serif'" fo:font-size="12pt" fo:font-weight="normal" officeooo:rsid="001ba827" style:font-size-asian="12pt" style:font-weight-asian="normal" style:font-size-complex="12pt" style:font-weight-complex="normal"/>
    </style:style>
    <style:style style:name="T12" style:family="text">
      <style:text-properties style:font-name="Liberation Serif'" fo:font-size="12pt" fo:font-weight="normal" officeooo:rsid="001ef03f" style:font-size-asian="12pt" style:font-weight-asian="normal" style:font-size-complex="12pt" style:font-weight-complex="normal"/>
    </style:style>
    <style:style style:name="T13" style:family="text">
      <style:text-properties style:font-name="Liberation Serif'" fo:font-size="12pt" fo:font-weight="normal" officeooo:rsid="001f08fa" style:font-size-asian="12pt" style:font-weight-asian="normal" style:font-size-complex="12pt" style:font-weight-complex="normal"/>
    </style:style>
    <style:style style:name="T14" style:family="text">
      <style:text-properties style:font-name="Liberation Serif'" fo:font-size="12pt" fo:font-weight="normal" officeooo:rsid="002242e3" style:font-size-asian="12pt" style:font-weight-asian="normal" style:font-size-complex="12pt" style:font-weight-complex="normal"/>
    </style:style>
    <style:style style:name="T15" style:family="text">
      <style:text-properties officeooo:rsid="001483f8"/>
    </style:style>
    <style:style style:name="T16" style:family="text">
      <style:text-properties officeooo:rsid="00163073"/>
    </style:style>
    <style:style style:name="T17" style:family="text">
      <style:text-properties fo:font-weight="bold" style:font-weight-asian="bold" style:font-weight-complex="bold"/>
    </style:style>
    <style:style style:name="T18" style:family="text">
      <style:text-properties fo:font-weight="bold" officeooo:rsid="00163073" style:font-weight-asian="bold" style:font-weight-complex="bold"/>
    </style:style>
    <style:style style:name="T19" style:family="text">
      <style:text-properties fo:font-weight="bold" officeooo:rsid="0021d1cc"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19b444" style:font-weight-asian="normal" style:font-weight-complex="normal"/>
    </style:style>
    <style:style style:name="T22" style:family="text">
      <style:text-properties fo:font-weight="normal" officeooo:rsid="0021d1cc" style:font-weight-asian="normal" style:font-weight-complex="normal"/>
    </style:style>
    <style:style style:name="T23" style:family="text">
      <style:text-properties fo:font-weight="normal" officeooo:rsid="002242e3" style:font-weight-asian="normal" style:font-weight-complex="normal"/>
    </style:style>
    <style:style style:name="T24" style:family="text">
      <style:text-properties officeooo:rsid="001aadbb"/>
    </style:style>
    <style:style style:name="T25" style:family="text">
      <style:text-properties officeooo:rsid="001ba827"/>
    </style:style>
    <style:style style:name="T26" style:family="text">
      <style:text-properties officeooo:rsid="001ef03f"/>
    </style:style>
    <style:style style:name="T27" style:family="text">
      <style:text-properties officeooo:rsid="0021d1cc"/>
    </style:style>
    <style:style style:name="T28" style:family="text">
      <style:text-properties officeooo:rsid="002242e3"/>
    </style:style>
    <style:style style:name="T29" style:family="text">
      <style:text-properties officeooo:rsid="002415d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What qualities should a good Agile tester have?</text:p>
      <text:p text:style-name="P1"/>
      <text:p text:style-name="P3">Ans: <text:s/></text:p>
      <text:p text:style-name="P3"/>
      <text:p text:style-name="P12">Qualities required by an agile tester</text:p>
      <text:list xml:id="list6072830339985385942" text:style-name="L1">
        <text:list-item>
          <text:p text:style-name="P13">Choose the right set of tools for testing</text:p>
        </text:list-item>
        <text:list-item>
          <text:p text:style-name="P13">Determine which tests should be automated</text:p>
        </text:list-item>
        <text:list-item>
          <text:p text:style-name="P13">Help the developers in writing automated tests</text:p>
        </text:list-item>
        <text:list-item>
          <text:p text:style-name="P13">Analyze the results of the automated test</text:p>
        </text:list-item>
        <text:list-item>
          <text:p text:style-name="P13">Minimize the execution time for tests for quick feedback</text:p>
        </text:list-item>
        <text:list-item>
          <text:p text:style-name="P13">Execute tests on a continuous basis</text:p>
        </text:list-item>
        <text:list-item>
          <text:p text:style-name="P13">Eager to learn and improve</text:p>
        </text:list-item>
        <text:list-item>
          <text:p text:style-name="P13">Self-manage and collaborating with the team members</text:p>
        </text:list-item>
        <text:list-item>
          <text:p text:style-name="P14">Pairing up eith programmers for quality codes</text:p>
        </text:list-item>
        <text:list-item>
          <text:p text:style-name="P14">Proactive in sprint retrospective meetings to suggest and implement improvements</text:p>
          <text:p text:style-name="P13"/>
        </text:list-item>
      </text:list>
      <text:p text:style-name="P1">2. What is Test Driven Development (TDD) and how much does it help add business value?</text:p>
      <text:p text:style-name="P1"/>
      <text:p text:style-name="P4">Ans: <text:s/></text:p>
      <text:p text:style-name="P4"/>
      <text:p text:style-name="P6">TDD is an approach for development</text:p>
      <text:p text:style-name="P6">TDD= TFD + Refactoring</text:p>
      <text:p text:style-name="P6">TDD is the combination of <text:s/>Test First Development which is the design with the basic prototype rather than production code and Refactoring which is making small changes to part of your solution which improves quality without changing the semantics of that part. </text:p>
      <text:p text:style-name="P6"/>
      <text:p text:style-name="P8">The goal of TDD is specification and not validation. TDD ensures that source code is thoroughly tested at a confirmatory level. </text:p>
      <text:p text:style-name="P8"/>
      <text:p text:style-name="P8"><text:span text:style-name="T1">T</text:span>DD helps in adding business value because it gives the confidence that our system is meeting the requirements and works accordingly. <text:span text:style-name="T15">The debudding time would reduce and development cycles would be shorter.</text:span></text:p>
      <text:p text:style-name="P11"><text:span text:style-name="T2">The main advantage of TDD is that it allows to take small steps when writing the code and easy to test and compile and refactor small codes. </text:span><text:span text:style-name="T3">It ensures effective unit testing, </text:span><text:span text:style-name="T4">that is, it </text:span>ensures that all the units in an application have been tested for optimum functionality.</text:p>
      <text:p text:style-name="P7"/>
      <text:p text:style-name="P1">3. What is CI? What is the effect of CI in schedule?</text:p>
      <text:p text:style-name="P1"/>
      <text:p text:style-name="P5">Ans: </text:p>
      <text:p text:style-name="P5"/>
      <text:p text:style-name="P5"><text:span text:style-name="T16">CI stands for </text:span><text:span text:style-name="T18">Continuous Integration</text:span><text:span text:style-name="T16">. CI is an agile practice which is a frequent verification and notification of changes to code and application. In CI, developers integrate the code into a a shared repository to detect problems early by check-in done by an automated build.</text:span></text:p>
      <text:p text:style-name="P9">The goal of CI is to provide rapid feedback so that if a defect is introduced into the code base, it can be identified and corrected as soon as possible. </text:p>
      <text:p text:style-name="P9"/>
      <text:p text:style-name="P10">Effect of CI in schedule</text:p>
      <text:p text:style-name="P16">This is done so that the build server does not report build fail during the deployment because it is considered as a serious negative remark by the client. This CI will help in detect and locate early. CI detects defeciencies early on in the development. Therefore the defects will be smaller and easier to resolve and easier to locate. </text:p>
      <text:p text:style-name="P2"><text:soft-page-break/></text:p>
      <text:p text:style-name="P1">4. What is configuration management? </text:p>
      <text:p text:style-name="P1">a.Name some sample tools available for version control? </text:p>
      <text:p text:style-name="P1">b.How does version control help in agile projects?</text:p>
      <text:p text:style-name="P1"/>
      <text:p text:style-name="P17">Ans: </text:p>
      <text:p text:style-name="P17"/>
      <text:p text:style-name="P26"><text:span text:style-name="T5">Configuration Management: </text:span><text:span text:style-name="T9">is the management of enterprise hardware and software. It is the recording and updating of information of the hardware and software. It basically shows the version, updates and network addresses of the devices and software. </text:span><text:span text:style-name="T10">This is to ensure that our work products <text:s/>conform to the requirements.</text:span></text:p>
      <text:p text:style-name="P26"><text:span text:style-name="T21">An advantage of a configuration management application is that the entire collection of systems can be reviewed to make sure any changes made to one system do not adversely affect any of the other systems.</text:span><text:span text:style-name="T9"> </text:span></text:p>
      <text:p text:style-name="P26"><text:span text:style-name="T9"/></text:p>
      <text:list xml:id="list2906346744488923800" text:style-name="L4">
        <text:list-item>
          <text:p text:style-name="P35"><text:span text:style-name="T10">C</text:span><text:span text:style-name="T9">onfiguration management allows the testers to manage their testware and test results using the same configuration management mechanisms. </text:span></text:p>
        </text:list-item>
      </text:list>
      <text:list xml:id="list8522529715718449638" text:style-name="L3">
        <text:list-item>
          <text:p text:style-name="P34">Configuration management also supports the build process, which is important for delivery of a test release into the test environment.</text:p>
        </text:list-item>
        <text:list-item>
          <text:p text:style-name="P34"><text:span text:style-name="T24">C</text:span>onfiguration management allows us to keep the record of what is being tested to the underlying files and components that make it up.</text:p>
        </text:list-item>
      </text:list>
      <text:p text:style-name="P22"/>
      <text:p text:style-name="P21">a. <text:s/></text:p>
      <text:p text:style-name="P21"/>
      <text:p text:style-name="P21"><text:span text:style-name="T25">List of t</text:span>ools available for version control: </text:p>
      <text:list xml:id="list7013798124528147549" text:style-name="L5">
        <text:list-item>
          <text:p text:style-name="P27"><text:span text:style-name="T11">SVN(Subversion)</text:span></text:p>
        </text:list-item>
        <text:list-item>
          <text:p text:style-name="P28"><text:span text:style-name="T8">Git</text:span></text:p>
        </text:list-item>
        <text:list-item>
          <text:p text:style-name="P28"><text:span text:style-name="T8">Mercurial</text:span></text:p>
        </text:list-item>
        <text:list-item>
          <text:p text:style-name="P28"><text:span text:style-name="T8">Libresource</text:span></text:p>
        </text:list-item>
        <text:list-item>
          <text:p text:style-name="P28"><text:span text:style-name="T8">Monotone</text:span></text:p>
        </text:list-item>
        <text:list-item>
          <text:p text:style-name="P28"><text:span text:style-name="T8">Vest</text:span></text:p>
        </text:list-item>
      </text:list>
      <text:p text:style-name="P20"/>
      <text:p text:style-name="P20">b. </text:p>
      <text:p text:style-name="P20"/>
      <text:p text:style-name="P24">Version control allows software teams to <text:span text:style-name="T26">have</text:span> efficiency, <text:span text:style-name="T26">faster</text:span> and <text:span text:style-name="T26">be more </text:span>agil<text:span text:style-name="T26">e. </text:span></text:p>
      <text:p text:style-name="P25">The primary benefits are,</text:p>
      <text:list xml:id="list2903392462839278778" text:style-name="L6">
        <text:list-item>
          <text:p text:style-name="P29"><text:span text:style-name="T10">A complete long-term change history of every file.</text:span><text:span text:style-name="T12">This helps in</text:span><text:span text:style-name="T10"> root cause analysis for bugs and it is crucial when needing to fix problems in older versions of software.</text:span></text:p>
        </text:list-item>
        <text:list-item>
          <text:p text:style-name="P29"><text:span text:style-name="T10">Branching and merging.</text:span><text:span text:style-name="T12">This makes m</text:span><text:span text:style-name="T10">ultiple streams of work independent from each other while also providing the facility to merge that work back together </text:span><text:span text:style-name="T13">and </text:span><text:span text:style-name="T10">enabling developers to verify that the changes on each branch do not conflict. </text:span></text:p>
        </text:list-item>
        <text:list-item>
          <text:p text:style-name="P29"><text:span text:style-name="T10">Traceability: </text:span><text:span text:style-name="T13">Version control helps in b</text:span><text:span text:style-name="T10">eing able to trace each change made to the software.</text:span></text:p>
        </text:list-item>
      </text:list>
      <text:p text:style-name="P23"/>
      <text:p text:style-name="P1">5. Describe Automated Testing vs Deployment Automation</text:p>
      <text:p text:style-name="P1"/>
      <text:p text:style-name="P2">Ans: </text:p>
      <text:p text:style-name="P30"><text:span text:style-name="T6">Automated Testing : </text:span><text:span text:style-name="T22">is a process in which software tools execute pre-scripted tests on a software application before it is released into production. The objective of automated testing is to simplify as much of the testing effort as possible with a minimum set of scripts. Automation does </text:span><text:span text:style-name="Strong_20_Emphasis"><text:span text:style-name="T22">not </text:span></text:span><text:span text:style-name="T22">require </text:span><text:soft-page-break/><text:span text:style-name="T23">h</text:span><text:span text:style-name="Strong_20_Emphasis"><text:span text:style-name="T22">uman intervention</text:span></text:span><text:span text:style-name="T22">. You can run automated test unattended.</text:span><text:span text:style-name="T20">Automation </text:span><text:span text:style-name="Strong_20_Emphasis"><text:span text:style-name="T20">increases speed of test execution</text:span></text:span><text:span text:style-name="T20"> .Automation helps </text:span><text:span text:style-name="Strong_20_Emphasis"><text:span text:style-name="T20">increase </text:span></text:span><text:span text:style-name="Strong_20_Emphasis"><text:span text:style-name="T23">t</text:span></text:span><text:span text:style-name="Strong_20_Emphasis"><text:span text:style-name="T20">est Coverage</text:span></text:span></text:p>
      <text:p text:style-name="P19"/>
      <text:p text:style-name="P31"><text:span text:style-name="T6">Deployment Automation: </text:span><text:span text:style-name="T14">is done for</text:span><text:span text:style-name="T20"> app</text:span>lications to be deployed across the various environments used in the development process, as well as <text:span text:style-name="T28">in </text:span>the final production environments. Deployment automation is <text:span text:style-name="T29">done in </text:span>development environments, <text:s/>QA and UAT environments, and finally on the real production environmen<text:span text:style-name="T29">t. It is done in </text:span>accelerating software release cycles from months to weeks or even days. </text:p>
      <text:p text:style-name="P31"/>
      <text:p text:style-name="P33">Process</text:p>
      <text:list xml:id="list5650935861152329644" text:style-name="L10">
        <text:list-item>
          <text:p text:style-name="P37">Starts running the unit-tests </text:p>
        </text:list-item>
        <text:list-item>
          <text:p text:style-name="P37">Deploys to an integration environment </text:p>
        </text:list-item>
        <text:list-item>
          <text:p text:style-name="P37">Runs automated integration tests </text:p>
        </text:list-item>
        <text:list-item>
          <text:p text:style-name="P37">Deploys to an acceptance environment </text:p>
        </text:list-item>
        <text:list-item>
          <text:p text:style-name="P37">Runs automated end-2-end tests </text:p>
        </text:list-item>
        <text:list-item>
          <text:p text:style-name="P36">Deploys to production </text:p>
        </text:list-item>
      </text:list>
      <text:p text:style-name="P3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6T12:28:04.436726662</meta:creation-date>
    <dc:date>2016-08-26T18:08:13.585983917</dc:date>
    <meta:editing-duration>PT2H32M56S</meta:editing-duration>
    <meta:editing-cycles>13</meta:editing-cycles>
    <meta:generator>LibreOffice/5.1.4.2$Linux_X86_64 LibreOffice_project/10m0$Build-2</meta:generator>
    <meta:document-statistic meta:table-count="0" meta:image-count="0" meta:object-count="0" meta:page-count="3" meta:paragraph-count="62" meta:word-count="880" meta:character-count="5347" meta:non-whitespace-character-count="4526"/>
  </office:meta>
</office:document-meta>
</file>